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style:snap-to-layout-grid="false" fo:text-align="center" style:line-height-at-least="0.25in"/>
      <style:text-properties style:font-name-asian="標楷體"/>
    </style:style>
    <style:style style:name="P2"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 style:parent-style-name="內文" style:family="paragraph">
      <style:paragraph-properties fo:text-align="justify" style:line-height-at-least="0.25in" fo:text-indent="0.3125in"/>
      <style:text-properties fo:font-size="10pt" style:font-size-asian="10pt"/>
    </style:style>
    <style:style style:name="P4" style:parent-style-name="內文" style:family="paragraph">
      <style:paragraph-properties fo:text-align="justify" style:line-height-at-least="0.25in" fo:text-indent="0.3125in"/>
      <style:text-properties fo:font-size="10pt" style:font-size-asian="10pt"/>
    </style:style>
    <style:style style:name="P5" style:parent-style-name="內文" style:family="paragraph">
      <style:paragraph-properties fo:text-align="justify" style:line-height-at-least="0.25in" fo:text-indent="0.3125in"/>
      <style:text-properties fo:font-size="10pt" style:font-size-asian="10pt"/>
    </style:style>
    <style:style style:name="P6" style:parent-style-name="內文" style:family="paragraph">
      <style:paragraph-properties fo:text-align="justify" style:line-height-at-least="0.25in" fo:text-indent="0.3125in"/>
      <style:text-properties fo:font-size="10pt" style:font-size-asian="10pt"/>
    </style:style>
    <style:style style:name="P7" style:parent-style-name="內文" style:family="paragraph">
      <style:paragraph-properties fo:text-align="justify" style:line-height-at-least="0.25in" fo:text-indent="0.3125in"/>
      <style:text-properties fo:font-size="10pt" style:font-size-asian="10pt"/>
    </style:style>
    <style:style style:name="P8"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9" style:parent-style-name="內文" style:family="paragraph">
      <style:paragraph-properties fo:text-align="justify" style:line-height-at-least="0.25in" fo:text-indent="0.2777in"/>
    </style:style>
    <style:style style:name="T10" style:parent-style-name="預設段落字型" style:family="text">
      <style:text-properties fo:font-size="10pt" style:font-size-asian="10pt"/>
    </style:style>
    <style:style style:name="T11" style:parent-style-name="預設段落字型" style:family="text">
      <style:text-properties fo:font-size="10pt" style:font-size-asian="10pt"/>
    </style:style>
    <style:style style:name="T12" style:parent-style-name="預設段落字型" style:family="text">
      <style:text-properties fo:font-size="10pt" style:font-size-asian="10pt"/>
    </style:style>
    <style:style style:name="T13" style:parent-style-name="預設段落字型" style:family="text">
      <style:text-properties fo:font-size="10pt" style:font-size-asian="10pt"/>
    </style:style>
    <style:style style:name="T14" style:parent-style-name="預設段落字型" style:family="text">
      <style:text-properties fo:font-size="10pt" style:font-size-asian="10pt"/>
    </style:style>
    <style:style style:name="T15" style:parent-style-name="預設段落字型" style:family="text">
      <style:text-properties fo:font-size="10pt" style:font-size-asian="10pt"/>
    </style:style>
    <style:style style:name="T16" style:parent-style-name="預設段落字型" style:family="text">
      <style:text-properties fo:font-size="10pt" style:font-size-asian="10pt" style:font-size-complex="9pt"/>
    </style:style>
    <style:style style:name="T17" style:parent-style-name="預設段落字型" style:family="text">
      <style:text-properties fo:font-size="10pt" style:font-size-asian="10pt"/>
    </style:style>
    <style:style style:name="P18" style:parent-style-name="內文" style:family="paragraph">
      <style:paragraph-properties fo:text-align="justify" style:line-height-at-least="0.25in"/>
    </style:style>
    <style:style style:name="T19" style:parent-style-name="預設段落字型" style:family="text">
      <style:text-properties fo:font-weight="bold" style:font-weight-asian="bold" style:font-weight-complex="bold" fo:font-size="10pt" style:font-size-asian="10pt"/>
    </style:style>
    <style:style style:name="P20" style:parent-style-name="內文" style:family="paragraph">
      <style:paragraph-properties fo:text-align="justify" style:line-height-at-least="0.25in" fo:text-indent="0.2777in"/>
    </style:style>
    <style:style style:name="T21" style:parent-style-name="預設段落字型" style:family="text">
      <style:text-properties fo:font-size="10pt" style:font-size-asian="10pt"/>
    </style:style>
    <style:style style:name="T22" style:parent-style-name="預設段落字型" style:family="text">
      <style:text-properties fo:font-size="10pt" style:font-size-asian="10pt"/>
    </style:style>
    <style:style style:name="T23" style:parent-style-name="預設段落字型" style:family="text">
      <style:text-properties fo:font-size="10pt" style:font-size-asian="10pt"/>
    </style:style>
    <style:style style:name="T24" style:parent-style-name="預設段落字型" style:family="text">
      <style:text-properties fo:font-size="10pt" style:font-size-asian="10pt"/>
    </style:style>
    <style:style style:name="T25" style:parent-style-name="預設段落字型" style:family="text">
      <style:text-properties style:font-name="新細明體" fo:font-size="10pt" style:font-size-asian="10pt"/>
    </style:style>
    <style:style style:name="T26" style:parent-style-name="預設段落字型" style:family="text">
      <style:text-properties fo:font-size="10pt" style:font-size-asian="10pt"/>
    </style:style>
    <style:style style:name="T27" style:parent-style-name="預設段落字型" style:family="text">
      <style:text-properties style:font-name="新細明體" fo:font-size="10pt" style:font-size-asian="10pt"/>
    </style:style>
    <style:style style:name="T28" style:parent-style-name="預設段落字型" style:family="text">
      <style:text-properties fo:font-size="10pt" style:font-size-asian="10pt"/>
    </style:style>
    <style:style style:name="T29" style:parent-style-name="預設段落字型" style:family="text">
      <style:text-properties style:font-name="新細明體" fo:font-size="10pt" style:font-size-asian="10pt"/>
    </style:style>
    <style:style style:name="T30" style:parent-style-name="預設段落字型" style:family="text">
      <style:text-properties fo:font-size="10pt" style:font-size-asian="10pt"/>
    </style:style>
    <style:style style:name="P31"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2" style:parent-style-name="內文" style:family="paragraph">
      <style:paragraph-properties fo:text-align="justify" style:line-height-at-least="0.25in" fo:text-indent="0.2777in"/>
      <style:text-properties fo:font-size="10pt" style:font-size-asian="10pt"/>
    </style:style>
    <style:style style:name="P33"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4" style:parent-style-name="內文" style:family="paragraph">
      <style:paragraph-properties fo:text-align="justify" style:line-height-at-least="0.25in" fo:text-indent="0.2777in"/>
      <style:text-properties fo:font-size="10pt" style:font-size-asian="10pt"/>
    </style:style>
    <style:style style:name="P35"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6" style:parent-style-name="內文" style:family="paragraph">
      <style:paragraph-properties fo:text-align="justify" style:line-height-at-least="0.25in" fo:text-indent="0.2777in"/>
    </style:style>
    <style:style style:name="T37" style:parent-style-name="預設段落字型" style:family="text">
      <style:text-properties fo:font-size="10pt" style:font-size-asian="10pt"/>
    </style:style>
    <style:style style:name="T38" style:parent-style-name="預設段落字型" style:family="text">
      <style:text-properties fo:font-size="10pt" style:font-size-asian="10pt"/>
    </style:style>
    <style:style style:name="T39" style:parent-style-name="預設段落字型" style:family="text">
      <style:text-properties fo:font-size="10pt" style:font-size-asian="10pt"/>
    </style:style>
    <style:style style:name="T40" style:parent-style-name="預設段落字型" style:family="text">
      <style:text-properties fo:font-size="10pt" style:font-size-asian="10pt"/>
    </style:style>
    <style:style style:name="T41" style:parent-style-name="預設段落字型" style:family="text">
      <style:text-properties style:font-name="新細明體" fo:font-size="10pt" style:font-size-asian="10pt"/>
    </style:style>
    <style:style style:name="T42" style:parent-style-name="預設段落字型" style:family="text">
      <style:text-properties fo:font-size="10pt" style:font-size-asian="10pt"/>
    </style:style>
    <style:style style:name="T43" style:parent-style-name="預設段落字型" style:family="text">
      <style:text-properties fo:font-size="10pt" style:font-size-asian="10pt"/>
    </style:style>
    <style:style style:name="T44" style:parent-style-name="預設段落字型" style:family="text">
      <style:text-properties fo:font-size="10pt" style:font-size-asian="10pt"/>
    </style:style>
    <style:style style:name="P45" style:parent-style-name="內文" style:family="paragraph">
      <style:paragraph-properties style:snap-to-layout-grid="false" fo:text-align="justify" style:line-height-at-least="0.25in"/>
      <style:text-properties fo:font-weight="bold" style:font-weight-asian="bold" style:font-weight-complex="bold" fo:font-size="10pt" style:font-size-asian="10pt"/>
    </style:style>
    <style:style style:name="P46" style:parent-style-name="內文" style:family="paragraph">
      <style:paragraph-properties style:snap-to-layout-grid="false" fo:text-align="justify" style:line-height-at-least="0.25in" fo:text-indent="0.2777in"/>
    </style:style>
    <style:style style:name="T47" style:parent-style-name="預設段落字型" style:family="text">
      <style:text-properties fo:font-size="10pt" style:font-size-asian="10pt"/>
    </style:style>
    <style:style style:name="T48" style:parent-style-name="預設段落字型" style:family="text">
      <style:text-properties fo:font-size="10pt" style:font-size-asian="10pt"/>
    </style:style>
    <style:style style:name="T49" style:parent-style-name="預設段落字型" style:family="text">
      <style:text-properties fo:font-size="10pt" style:font-size-asian="10pt"/>
    </style:style>
    <style:style style:name="T50" style:parent-style-name="預設段落字型" style:family="text">
      <style:text-properties fo:font-size="10pt" style:font-size-asian="10pt"/>
    </style:style>
  </office:automatic-styles>
  <office:body>
    <office:text text:use-soft-page-breaks="true">
      <text:p text:style-name="P1">臺北市立松山高級中學一一○學年度第二學期高三物理科教學活動計劃表</text:p>
      <text:p text:style-name="P2">壹、教學目標</text:p>
      <text:p text:style-name="P3">1、以科學為依據，養成解決問題的能力。</text:p>
      <text:p text:style-name="P4">2、培養自我學習、主動思考精神。</text:p>
      <text:p text:style-name="P5">3、善用資源，使教學呈現多元化。</text:p>
      <text:p text:style-name="P6">4、從課程中培養物理興趣，熟悉科學方法。</text:p>
      <text:p text:style-name="P7">5、以基礎物理課程內容為基礎，從而奠定物理學科能力。<text:s/></text:p>
      <text:p text:style-name="P8">貳、教學計劃</text:p>
      <text:p text:style-name="P9"><text:span text:style-name="T10">配合本校本學期二</text:span><text:span text:style-name="T11">次定期考查的教學進度，採上課講習與實驗並重，每次定期考查範圍至少安排實驗室進行相關實驗一次</text:span><text:span text:style-name="T12">(</text:span><text:span text:style-name="T13">兩節課</text:span><text:span text:style-name="T14">)</text:span><text:span text:style-name="T15">，使同學經由實驗過程的探討和思考，印證原理。於課堂講授時，著重觀念、原理或公式的系統化及條理式的整理，期使同學建立良好而深入的觀念。另依章節單元提供適當題目供同學自我練習，以掌握學習重點，並能檢討學習成效。同時依課程需要，配合視聽教學，</text:span><text:span text:style-name="T16">利用教學媒體及輔助教材工具，如模型、投影片、錄影帶等，</text:span><text:span text:style-name="T17">以提高學習興趣並增進學習效果。</text:span></text:p>
      <text:p text:style-name="P18"><text:span text:style-name="T19">參、教材內容簡介</text:span></text:p>
      <text:p text:style-name="P20"><text:span text:style-name="T21">本學年經教師教學研究會詳加考量各版本教科書後，選用由國立台灣大學物理系王</text:span><text:span text:style-name="T22">名儒儒教授等主編的版本（出版者</text:span><text:span text:style-name="T23">/</text:span><text:span text:style-name="T24">南一出版社），作為校內定期考查命題來源參考。為使同學們具有足夠的實力，方能在參加「學力測驗」與「升學考試」時，其自然科的測驗部分獲得較佳的表現，以展現出一定的水準，故授課教材將輔以統整</text:span><text:span text:style-name="T25">重點，且蒐</text:span><text:span text:style-name="T26">集其</text:span><text:span text:style-name="T27">精華的講義</text:span><text:span text:style-name="T28">與</text:span><text:span text:style-name="T29">資料</text:span><text:span text:style-name="T30">。</text:span></text:p>
      <text:p text:style-name="P31">肆、教學要求</text:p>
      <text:p text:style-name="P32">同學上課能認真聽講並作筆記，實驗課能多加動手操作、細心觀察、多作討論，課後要多加複習並勤作題目練習，遇有疑問必請教老師或同學，能準時繳交作業或報告並確實訂正考試錯誤。</text:p>
      <text:p text:style-name="P33">伍、評量方法與成績計算</text:p>
      <text:p text:style-name="P34">二次定期考查的試卷成績分別佔學期成績的30%、30%，另40%為平時成績。平時成績的評量包括三項：一、每週一次的平時考測驗成績，二、每次考試的訂正作業、每章習題作業、實驗報告的繳交，三、課堂上課與實驗課程的表現。本學期二次北區聯合複習模擬考，亦可作為複習的評量成果。</text:p>
      <text:p text:style-name="P35">陸、家長配合協助事項</text:p>
      <text:p text:style-name="P36"><text:span text:style-name="T37">每週二節課</text:span><text:span text:style-name="T38">(</text:span><text:span text:style-name="T39">含實驗課</text:span><text:span text:style-name="T40">)</text:span><text:span text:style-name="T41">；部分班級</text:span><text:span text:style-name="T42">另加強一節彈性課程，</text:span><text:span text:style-name="T43">由於課程內容豐富，需兼顧複習與新探索的部分，且對未來大學科系學習影響深遠，但因上課時間有限，務請</text:span><text:span text:style-name="T44">家長多加督促同學平時的課程複習與題目演練，並鼓勵同學多加發問，多與同學討論。同時儘可能多看一些課外科學期刊或利用網路查詢相關網站上的資料，以補課內之不足。</text:span></text:p>
      <text:p text:style-name="P45">柒、聯絡方式：</text:p>
      <text:p text:style-name="P46"><text:span text:style-name="T47">如有賜教，煩請上班時間電話聯絡：</text:span><text:span text:style-name="T48">27535968</text:span><text:span text:style-name="T49">轉</text:span><text:span text:style-name="T50">3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純文字" style:display-name="純文字" style:family="paragraph" style:parent-style-name="內文">
      <style:text-properties style:font-name="細明體" style:font-name-asian="細明體"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7.1659in" fo:page-height="10.1194in" style:print-orientation="portrait" fo:margin-top="0.5909in" fo:margin-left="0.7875in" fo:margin-bottom="0.2756in" fo:margin-right="0.7875in" style:num-format="1" style:writing-mode="lr-tb" style:layout-grid-mode="line" style:layout-grid-lines="37">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松山高中 八十九學年度</dc:title>
    <meta:initial-creator>張永佶</meta:initial-creator>
    <dc:creator>physic01</dc:creator>
    <meta:creation-date>2021-09-14T07:32:00Z</meta:creation-date>
    <dc:date>2022-02-15T05:11:00Z</dc:date>
    <meta:print-date>2002-09-02T07:51:00Z</meta:print-date>
    <meta:template xlink:href="Normal" xlink:type="simple"/>
    <meta:editing-cycles>5</meta:editing-cycles>
    <meta:editing-duration>PT120S</meta:editing-duration>
    <meta:document-statistic meta:page-count="1" meta:paragraph-count="1" meta:word-count="145" meta:character-count="975" meta:row-count="6" meta:non-whitespace-character-count="831"/>
  </office:meta>
</office:document-meta>
</file>